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8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7">
      <style:text-properties fo:font-size="16pt" style:font-size-asian="16pt" style:font-size-complex="16pt"/>
    </style:style>
    <style:style style:name="P14" style:family="paragraph" style:parent-style-name="Standard" style:list-style-name="L1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15" style:family="paragraph" style:parent-style-name="Standard" style:list-style-name="L7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16" style:family="paragraph" style:parent-style-name="Standard" style:list-style-name="L1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imes New Roman" fo:font-weight="normal" style:font-weight-asian="normal" style:font-weight-complex="normal"/>
    </style:style>
    <style:style style:name="T3" style:family="text">
      <style:text-properties fo:color="#000000" style:font-name="Times New Roman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Counter:</text:p>
      <text:list xml:id="list4246795266570219816" text:style-name="L1">
        <text:list-item>
          <text:p text:style-name="P3">Functions:</text:p>
          <text:list>
            <text:list-item>
              <text:p text:style-name="P3">begin :- Returns a iterator to the start of the counters.</text:p>
            </text:list-item>
            <text:list-item>
              <text:p text:style-name="P3">end :- Returns a iterator to the end of the counters.</text:p>
            </text:list-item>
            <text:list-item>
              <text:p text:style-name="P3">size :- Returns the number of mappings in this TypeCounter.</text:p>
            </text:list-item>
            <text:list-item>
              <text:p text:style-name="P3">empty :- Returns true if this TypeCounter is empty.</text:p>
            </text:list-item>
            <text:list-item>
              <text:p text:style-name="P3">sum :- Returns the sum of all the mappings in this TypeCounter.</text:p>
            </text:list-item>
            <text:list-item>
              <text:p text:style-name="P3">contains(int) :- True if the key has a mapping in the TypeCounter.</text:p>
            </text:list-item>
            <text:list-item>
              <text:p text:style-name="P3">getCounter(int) :- Returns the mapped value of the passed int or 0 if not found.</text:p>
            </text:list-item>
            <text:list-item>
              <text:p text:style-name="P3">setCounter(int, int) :- Returns the old mapped value and sets the internal value.</text:p>
            </text:list-item>
            <text:list-item>
              <text:p text:style-name="P3">incCounter(int, int) :- Returns the old mapped value and increments the internal value.</text:p>
            </text:list-item>
            <text:list-item>
              <text:p text:style-name="P3">getNeg :- Returns a TypeCounter with all the negative counters of this type counter.</text:p>
            </text:list-item>
            <text:list-item>
              <text:p text:style-name="P3">getPos :- Returns a TypeCounter with all the positive counters of this type counter.</text:p>
            </text:list-item>
            <text:list-item>
              <text:p text:style-name="P3">isPos :- Returns true if all the counters are positive.</text:p>
            </text:list-item>
            <text:list-item>
              <text:p text:style-name="P3">isNeg :- Returns true if all the counters are negative.</text:p>
            </text:list-item>
            <text:list-item>
              <text:p text:style-name="P14">shared(TypeCounter) :- Returns all the counters which are shared by both counters.</text:p>
            </text:list-item>
            <text:list-item>
              <text:p text:style-name="P14">different(TypeCounter) :- Returns all the counters which are unique to this TypeCounter.</text:p>
            </text:list-item>
          </text:list>
        </text:list-item>
        <text:list-item>
          <text:p text:style-name="P3">Values:</text:p>
          <text:list>
            <text:list-item>
              <text:p text:style-name="P16">Counters :- A map of ints to ints.</text:p>
            </text:list-item>
          </text:list>
        </text:list-item>
      </text:list>
      <text:list xml:id="list8388540566046287605" text:style-name="L2">
        <text:list-item>
          <text:p text:style-name="P4">Notes:</text:p>
          <text:list>
            <text:list-item>
              <text:p text:style-name="P4">Description: A collection of ints mapped to ints.</text:p>
            </text:list-item>
          </text:list>
        </text:list-item>
      </text:list>
      <text:p text:style-name="P2">CombatStats:</text:p>
      <text:list xml:id="list40645653" text:continue-numbering="true" text:style-name="L2">
        <text:list-item>
          <text:p text:style-name="P4">Values:</text:p>
          <text:list>
            <text:list-item>
              <text:p text:style-name="P4">Glance :- Chance whether a successful hit glances off the armour of a type causing half damage for the glance.</text:p>
            </text:list-item>
            <text:list-item>
              <text:p text:style-name="P4">Hull :- The number of damage points which this type can suffer before being at risk of destruction.</text:p>
            </text:list-item>
            <text:list-item>
              <text:p text:style-name="P4">Evade :- Chance whether this type fails to evade an attack.</text:p>
            </text:list-item>
            <text:list-item>
              <text:p text:style-name="P4">Size :- The size of this type.</text:p>
            </text:list-item>
            <text:list-item>
              <text:p text:style-name="P4">Minimum Target :- The smallest size of type this type can target.</text:p>
            </text:list-item>
            <text:list-item>
              <text:p text:style-name="P4">Maximum Target :- The largest size of type this type can damage.</text:p>
            </text:list-item>
            <text:list-item>
              <text:p text:style-name="P4">Attacks :- The number of attacks that this type can launch at once.</text:p>
            </text:list-item>
            <text:list-item>
              <text:p text:style-name="P4">Damage :- The number of damage points dealt by a successful direct attack from this type.</text:p>
            </text:list-item>
          </text:list>
        </text:list-item>
        <text:list-item>
          <text:p text:style-name="P4">Notes:</text:p>
          <text:list>
            <text:list-item>
              <text:p text:style-name="P4">Description :- The statistics required to represent a type in combat.</text:p>
            </text:list-item>
          </text:list>
        </text:list-item>
      </text:list>
      <text:p text:style-name="P2">ShipType:</text:p>
      <text:list xml:id="list7758631410078258375" text:style-name="L3">
        <text:list-item>
          <text:p text:style-name="P5">Values:</text:p>
          <text:list>
            <text:list-item>
              <text:p text:style-name="P5">Combat :- The statistics required to represent this ShipType is combat.</text:p>
            </text:list-item>
          </text:list>
        </text:list-item>
      </text:list>
      <text:list xml:id="list4045604406643836066" text:style-name="L4">
        <text:list-item>
          <text:p text:style-name="P6">World Stats:</text:p>
          <text:list>
            <text:list-item>
              <text:p text:style-name="P6">Resource Cost :- The quantity of each resource which are required to construct a single ship of this type.</text:p>
            </text:list-item>
            <text:list-item>
              <text:p text:style-name="P6">Mass :- The mass of this Ship type in mass units.</text:p>
            </text:list-item>
            <text:list-item>
              <text:p text:style-name="P6">Fuel Capacity :- The quantity of fuel this type of ship can carry.</text:p>
            </text:list-item>
            <text:list-item>
              <text:p text:style-name="P6">Fuel Efficiency :- Units of fuel this type of ship consumes per unit of mass.</text:p>
            </text:list-item>
            <text:list-item>
              <text:p text:style-name="P6">Cargo Capacity :- The number of cargo units (denoting volume of cargo) which can be stored in this Ship Type.</text:p>
            </text:list-item>
            <text:list-item>
              <text:p text:style-name="P6">Name :- A String representing the name of this Ship Type.</text:p>
            </text:list-item>
          </text:list>
        </text:list-item>
      </text:list>
      <text:list xml:id="list2889352735750434925" text:style-name="L5">
        <text:list-item>
          <text:p text:style-name="P7">Notes:</text:p>
          <text:list>
            <text:list-item>
              <text:p text:style-name="P7">Description :- A Ship Type denotes the stats and identifying characteristics of a ship which defines how it behaves and the functionality it provides.</text:p>
            </text:list-item>
          </text:list>
        </text:list-item>
      </text:list>
      <text:p text:style-name="P2">ResourceType:</text:p>
      <text:list xml:id="list2978996908999753156" text:style-name="L6">
        <text:list-item>
          <text:p text:style-name="P8">Values:</text:p>
          <text:list>
            <text:list-item>
              <text:p text:style-name="P8">Mass :- The mass of a unit of this type.</text:p>
            </text:list-item>
            <text:list-item>
              <text:p text:style-name="P8">Volume :- The volume of a unit of this type.</text:p>
            </text:list-item>
          </text:list>
        </text:list-item>
        <text:list-item>
          <text:p text:style-name="P8">Notes:</text:p>
          <text:list>
            <text:list-item>
              <text:p text:style-name="P8">Description :- A mass and volume value.</text:p>
            </text:list-item>
          </text:list>
        </text:list-item>
      </text:list>
      <text:p text:style-name="P2">Fleet:</text:p>
      <text:list xml:id="list5569434889228341778" text:style-name="L7">
        <text:list-item>
          <text:p text:style-name="P9">Functions:</text:p>
          <text:list>
            <text:list-item>
              <text:p text:style-name="P9">setShips(int, int) :- Sets the counter for the passed type of ship and returns the old counter.</text:p>
            </text:list-item>
            <text:list-item>
              <text:p text:style-name="P9">setCargo(int, int) :- Sets the counter for the passed type of cargo and returns the old counter.</text:p>
            </text:list-item>
            <text:list-item>
              <text:p text:style-name="P9">getRange :- Returns the range which this Fleet can travel before running out of fuel.</text:p>
            </text:list-item>
            <text:list-item>
              <text:p text:style-name="P13"><text:span text:style-name="T2">g</text:span><text:span text:style-name="T1">etFuelE</text:span><text:span text:style-name="T2">fficiency :- </text:span><text:span text:style-name="T3">Returns the average fuel efficiency of all the ships in this Fleet.</text:span></text:p>
            </text:list-item>
            <text:list-item>
              <text:p text:style-name="P9">getFuelCapacity :- Returns the cumulative fuel capacity of this Fleet.</text:p>
            </text:list-item>
            <text:list-item>
              <text:p text:style-name="P9">getFuel :- Returns the fuel in this Fleet.</text:p>
            </text:list-item>
            <text:list-item>
              <text:p text:style-name="P9">setFuel(int) :- Returns the old fuel value and sets the internal value.</text:p>
            </text:list-item>
            <text:list-item>
              <text:p text:style-name="P9">incFuel(int) :- Returns the old fuel value and increments the internal value.</text:p>
            </text:list-item>
            <text:list-item>
              <text:p text:style-name="P13"><text:span text:style-name="T1">getCargoCapacity :- Returns the cumulative cargo capacity</text:span><text:span text:style-name="T3">(volume units)</text:span><text:span text:style-name="T1"> of this Fleet.</text:span></text:p>
            </text:list-item>
            <text:list-item>
              <text:p text:style-name="P9">getCargoVolume :- Returns the volume of all the cargo in this Fleet.</text:p>
            </text:list-item>
            <text:list-item>
              <text:p text:style-name="P13"><text:span text:style-name="T1">g</text:span><text:span text:style-name="T2">etCargoMass :- </text:span><text:span text:style-name="T3">Returns the mass of all the cargo in this Fleet.</text:span></text:p>
            </text:list-item>
            <text:list-item>
              <text:p text:style-name="P15">getShipMass :- Returns the cumulative mass of all the Ships in this Fleet.</text:p>
            </text:list-item>
            <text:list-item>
              <text:p text:style-name="P15">getFleetMass :- Returns the mass of all the cargo and Ships in this Fleet.</text:p>
            </text:list-item>
          </text:list>
        </text:list-item>
      </text:list>
      <text:list xml:id="list1056825765881047664" text:style-name="L8">
        <text:list-item>
          <text:p text:style-name="P10">Values:</text:p>
          <text:list>
            <text:list-item>
              <text:p text:style-name="P10">Fuel :- The amount of fuel the Fleet has.</text:p>
            </text:list-item>
            <text:list-item>
              <text:p text:style-name="P10">Faction :- The alignment of this Fleet within the game.</text:p>
            </text:list-item>
            <text:list-item>
              <text:p text:style-name="P10">Ships :- A count of the number of Ships of a particular type within this Fleet.</text:p>
            </text:list-item>
            <text:list-item>
              <text:p text:style-name="P10">Cargo :- A count of the quantity of different types of cargo contained within this Fleet.</text:p>
            </text:list-item>
            <text:list-item>
              <text:p text:style-name="P10">Name :- A String representing the name of this Fleet.</text:p>
            </text:list-item>
          </text:list>
        </text:list-item>
      </text:list>
      <text:list xml:id="list6711136049705269290" text:style-name="L9">
        <text:list-item>
          <text:p text:style-name="P11">Notes:</text:p>
          <text:list>
            <text:list-item>
              <text:p text:style-name="P11">Description :- A Fleet is a collection of counters of different and cargo ShipTypes.</text:p>
            </text:list-item>
          </text:list>
        </text:list-item>
      </text:list>
      <text:p text:style-name="P2">ConstructType:</text:p>
      <text:list xml:id="list40650623" text:continue-numbering="true" text:style-name="L9">
        <text:list-item>
          <text:p text:style-name="P11">Values:</text:p>
          <text:list>
            <text:list-item>
              <text:p text:style-name="P11">Resource Shift :- A counter of the change in resources produced by this type of construct.</text:p>
            </text:list-item>
            <text:list-item>
              <text:p text:style-name="P11">Resource Capacity :- A counter of the quantity of resource units this type of construct can store.</text:p>
            </text:list-item>
            <text:list-item>
              <text:p text:style-name="P11">Construct Cost :- A counter of the resources required to build a new instance of this construct type.</text:p>
            </text:list-item>
            <text:list-item>
              <text:p text:style-name="P11">De-construct Cost :- A counter of the resources returned when de-constructing this construct type.</text:p>
            </text:list-item>
            <text:list-item>
              <text:p text:style-name="P11">Construct Name :- A String representing the name of this type of Construct.</text:p>
            </text:list-item>
            <text:list-item>
              <text:p text:style-name="P11">Combat :- The stats required to represent this ConstructType in combat.</text:p>
            </text:list-item>
          </text:list>
        </text:list-item>
      </text:list>
      <text:list xml:id="list5698843508230557670" text:style-name="L10">
        <text:list-item>
          <text:p text:style-name="P12">Notes:</text:p>
          <text:list>
            <text:list-item>
              <text:p text:style-name="P12">Description :- Defines a template for a type of construct which can be built on Planets.</text:p>
            </text:list-item>
            <text:list-item>
              <text:p text:style-name="P12">Super Construct :- When a Planet is completely covered with the same type of Construct it operates as a super Construct; this means that the planet collectively produces more resources for less cos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22T20:46:28.02</dc:date>
    <dc:creator>Daniel Bechaz</dc:creator>
    <meta:editing-duration>P3DT17H30M36S</meta:editing-duration>
    <meta:editing-cycles>83</meta:editing-cycles>
    <meta:generator>OpenOffice/4.1.3$Win32 OpenOffice.org_project/413m1$Build-9783</meta:generator>
    <meta:document-statistic meta:table-count="0" meta:image-count="0" meta:object-count="0" meta:page-count="6" meta:paragraph-count="85" meta:word-count="946" meta:character-count="5054"/>
  </office:meta>
</office:document-meta>
</file>